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officeooo:paragraph-rsid="000a2dbc" style:font-size-asian="11pt" style:font-size-complex="11pt"/>
    </style:style>
    <style:style style:name="P2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Liberation Sans" fo:font-size="11pt" officeooo:paragraph-rsid="000a2dbc" style:font-size-asian="11pt" style:font-size-complex="11pt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officeooo:paragraph-rsid="000b8c72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style:font-name="Liberation Sans" fo:font-size="11pt" officeooo:rsid="000a2dbc" officeooo:paragraph-rsid="000a2dbc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Liberation Sans" fo:font-size="11pt" officeooo:rsid="000a2dbc" officeooo:paragraph-rsid="000a2dbc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Liberation Sans" fo:font-size="11pt" officeooo:rsid="000a2dbc" officeooo:paragraph-rsid="000b8c72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 officeooo:rsid="000d8162" officeooo:paragraph-rsid="000a2dbc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 officeooo:paragraph-rsid="000a2dbc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normal" officeooo:paragraph-rsid="000b8c72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widows="1" fo:text-indent="0in" style:auto-text-indent="false"/>
      <style:text-properties fo:font-variant="normal" fo:text-transform="none" fo:color="#333333" style:font-name="Liberation Sans" fo:font-size="15.75pt" fo:letter-spacing="normal" fo:font-style="normal" fo:font-weight="bold" officeooo:rsid="000d8162" officeooo:paragraph-rsid="000a2dbc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2pt" fo:letter-spacing="normal" fo:font-style="normal" fo:font-weight="bold" officeooo:paragraph-rsid="000a2db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fo:font-variant="normal" fo:text-transform="none" fo:color="#333333" style:font-name="Liberation Sans" fo:font-size="12pt" fo:letter-spacing="normal" fo:font-style="normal" fo:font-weight="bold" officeooo:paragraph-rsid="000b8c72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/>
      <style:text-properties style:font-name="Liberation Sans" fo:font-size="12pt" officeooo:paragraph-rsid="000a2dbc" style:font-size-asian="12pt" style:font-size-complex="12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widows="1" fo:text-indent="0in" style:auto-text-indent="false" fo:break-before="page"/>
      <style:text-properties fo:font-variant="normal" fo:text-transform="none" fo:color="#333333" style:font-name="Liberation Sans" fo:font-size="12pt" fo:letter-spacing="normal" fo:font-style="normal" fo:font-weight="bold" officeooo:paragraph-rsid="000a2dbc" style:font-size-asian="12pt" style:font-weight-asian="bold" style:font-size-complex="12pt" style:font-weight-complex="bold"/>
    </style:style>
    <style:style style:name="T1" style:family="text">
      <style:text-properties officeooo:rsid="000d8162"/>
    </style:style>
    <style:style style:name="T2" style:family="text">
      <style:text-properties officeooo:rsid="000a2dbc"/>
    </style:style>
    <style:style style:name="T3" style:family="text">
      <style:text-properties fo:font-variant="normal" fo:text-transform="none" fo:color="#333333" fo:letter-spacing="normal" fo:font-style="normal" fo:font-weight="normal" officeooo:rsid="000a2dbc"/>
    </style:style>
    <style:style style:name="T4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33333" fo:letter-spacing="normal" fo:font-style="normal" fo:font-weight="bold" officeooo:rsid="000a2dbc" style:font-weight-asian="bold" style:font-weight-complex="bold"/>
    </style:style>
    <style:style style:name="T6" style:family="text">
      <style:text-properties fo:font-variant="normal" fo:text-transform="none" fo:color="#333333" style:font-name="Liberation Mono" fo:letter-spacing="normal" fo:font-style="normal" fo:font-weight="normal"/>
    </style:style>
    <style:style style:name="T7" style:family="text">
      <style:text-properties fo:font-variant="normal" fo:text-transform="none" fo:color="#333333" style:font-name="Liberation Mono" fo:letter-spacing="normal" fo:font-style="normal" fo:font-weight="normal" officeooo:rsid="000a2dbc"/>
    </style:style>
    <style:style style:name="T8" style:family="text">
      <style:text-properties style:font-name="Liberation Mono"/>
    </style:style>
    <style:style style:name="T9" style:family="text">
      <style:text-properties style:font-name="Liberation Mono" officeooo:rsid="000d8162"/>
    </style:style>
    <style:style style:name="T10" style:family="text">
      <style:text-properties style:font-name="Liberation Mono" officeooo:rsid="000a2dbc"/>
    </style:style>
    <style:style style:name="T11" style:family="text">
      <style:text-properties style:font-name="Liberation Mono" officeooo:rsid="000b8c72"/>
    </style:style>
    <style:style style:name="T12" style:family="text">
      <style:text-properties officeooo:rsid="000a7b6d"/>
    </style:style>
    <style:style style:name="T13" style:family="text">
      <style:text-properties officeooo:rsid="000b8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ademia PHP</text:p>
      <text:p text:style-name="P7">Módulo 1 – Aula <text:span text:style-name="T12">X</text:span></text:p>
      <text:p text:style-name="P7"/>
      <text:p text:style-name="P10">Exercícios</text:p>
      <text:p text:style-name="P7"/>
      <text:p text:style-name="P11">1. <text:span text:style-name="T2">Como obter dados de um formulário que foi submetido utilizando o método “get”</text:span>?</text:p>
      <text:p text:style-name="P8"/>
      <text:p text:style-name="P1"><text:bookmark text:name="2"/><text:span text:style-name="T1">a) </text:span><text:span text:style-name="T9">$_GET[];</text:span></text:p>
      <text:p text:style-name="P1"/>
      <text:p text:style-name="P1"><text:bookmark text:name="1"/><text:span text:style-name="T1">b) </text:span><text:span text:style-name="T9">Request.QueryString;</text:span></text:p>
      <text:p text:style-name="P1"/>
      <text:p text:style-name="P1"><text:span text:style-name="T1">c) </text:span><text:span text:style-name="T9">Request.Form;</text:span></text:p>
      <text:p text:style-name="P1"/>
      <text:p text:style-name="P1"/>
      <text:p text:style-name="P11"><text:span text:style-name="T2">2</text:span>. <text:span text:style-name="T2">Quando utilizamos o método POST, as variáveis sãi exibidas na URL:</text:span></text:p>
      <text:p text:style-name="P8"/>
      <text:p text:style-name="P1"><text:bookmark text:name="21"/><text:span text:style-name="T1">a) Verdadeiro</text:span></text:p>
      <text:p text:style-name="P1"/>
      <text:p text:style-name="P1"><text:bookmark text:name="11"/><text:span text:style-name="T1">b) Falso</text:span></text:p>
      <text:p text:style-name="P1"/>
      <text:p text:style-name="P1"/>
      <text:p text:style-name="P11"><text:span text:style-name="T2">3</text:span>. <text:span text:style-name="T2">Arquivos externos incluídos devem ter a extensão “.inc”.</text:span></text:p>
      <text:p text:style-name="P8"/>
      <text:p text:style-name="P1"><text:bookmark text:name="211"/><text:span text:style-name="T1">a) Verdadeiro</text:span></text:p>
      <text:p text:style-name="P1"/>
      <text:p text:style-name="P1"><text:span text:style-name="T1">b) Falso</text:span></text:p>
      <text:p text:style-name="P1"/>
      <text:p text:style-name="P1"/>
      <text:p text:style-name="P11"><text:span text:style-name="T2">4</text:span>. <text:span text:style-name="T2">Qual a forma correta de incluir o arquivo “time.inc”?</text:span></text:p>
      <text:p text:style-name="P8"/>
      <text:p text:style-name="P1"><text:bookmark text:name="2111"/><text:span text:style-name="T1">a) </text:span><text:span text:style-name="T6">&lt;?php include file="time.inc"; ?&gt;</text:span></text:p>
      <text:p text:style-name="P1"/>
      <text:p text:style-name="P1"><text:span text:style-name="T1">b) </text:span><text:span text:style-name="T6">&lt;?php include:"time.inc"; ?&gt;</text:span></text:p>
      <text:p text:style-name="P1"/>
      <text:p text:style-name="P1"><text:span text:style-name="T3">c) </text:span><text:span text:style-name="T6">&lt;?php include "time.inc"; ?&gt;</text:span></text:p>
      <text:p text:style-name="P1"/>
      <text:p text:style-name="P1"><text:span text:style-name="T3">d) </text:span><text:span text:style-name="T6">&lt;!-- include file="time.inc" --</text:span><text:span text:style-name="T7">&gt;</text:span></text:p>
      <text:p text:style-name="P1"/>
      <text:p text:style-name="P1"/>
      <text:p text:style-name="P11"><text:span text:style-name="T2">5</text:span>. <text:span text:style-name="T2">Qual a forma correta de criar uma função em PHP?</text:span></text:p>
      <text:p text:style-name="P8"/>
      <text:p text:style-name="P1"><text:bookmark text:name="2112"/><text:span text:style-name="T1">a) </text:span><text:span text:style-name="T9">new_function myFunction()</text:span></text:p>
      <text:p text:style-name="P1"/>
      <text:p text:style-name="P4">b) <text:span text:style-name="T8">function myFunction()</text:span></text:p>
      <text:p text:style-name="P4"/>
      <text:p text:style-name="P4">c) <text:span text:style-name="T8">create myFunction</text:span></text:p>
      <text:p text:style-name="P4"/>
      <text:p text:style-name="P4"/>
      <text:p text:style-name="P4"/>
      <text:p text:style-name="P14"><text:span text:style-name="T2">6</text:span>. <text:span text:style-name="T2">Qual a forma correta de abrir o arquivo “time.txt” para leitura?</text:span></text:p>
      <text:p text:style-name="P8"/>
      <text:p text:style-name="P2"><text:bookmark text:name="21121"/><text:span text:style-name="T1">a) </text:span><text:span text:style-name="T10">fopen("time.txt","r");</text:span></text:p>
      <text:p text:style-name="P2"/>
      <text:p text:style-name="P5">b) <text:span text:style-name="T8">fopen("time.txt","r+");</text:span></text:p>
      <text:p text:style-name="P5"/>
      <text:p text:style-name="P5">c) <text:span text:style-name="T8">open("time.txt","read");</text:span></text:p>
      <text:p text:style-name="P5"/>
      <text:p text:style-name="P5"><text:span text:style-name="T8">d)</text:span> <text:span text:style-name="T8">open("time.txt");</text:span></text:p>
      <text:p text:style-name="P5"/>
      <text:p text:style-name="P5"/>
      <text:p text:style-name="P11"><text:span text:style-name="T2">7</text:span>. <text:span text:style-name="T2">O PHP permite que seja enviado um email diretamente de um script?</text:span></text:p>
      <text:p text:style-name="P8"/>
      <text:p text:style-name="P1"><text:bookmark text:name="2113"/><text:span text:style-name="T1">a) Verdadeiro</text:span></text:p>
      <text:p text:style-name="P1"/>
      <text:p text:style-name="P5"><text:span text:style-name="T9">b) Falso</text:span></text:p>
      <text:p text:style-name="P5"/>
      <text:p text:style-name="P5"/>
      <text:p text:style-name="P13"><text:span text:style-name="T5">8</text:span><text:span text:style-name="T4">. </text:span><text:span text:style-name="T5">Qual a forma correta de realizar uma conexão com um banco de dados MySQL?</text:span></text:p>
      <text:p text:style-name="P8"/>
      <text:p text:style-name="P2"><text:bookmark text:name="211213"/><text:span text:style-name="T1">a) </text:span><text:span text:style-name="T10">mysqli_db(host,username,password,dbname);</text:span></text:p>
      <text:p text:style-name="P2"/>
      <text:p text:style-name="P5">b) <text:span text:style-name="T8">mysqli_connect(host,username,password,dbname);</text:span></text:p>
      <text:p text:style-name="P5"/>
      <text:p text:style-name="P5">c) <text:span text:style-name="T8">mysqli_open(host,username,password,dbname);</text:span></text:p>
      <text:p text:style-name="P5"/>
      <text:p text:style-name="P5"/>
      <text:p text:style-name="P12"><text:span text:style-name="T13">9</text:span>. <text:span text:style-name="T13">No PHP, as funções </text:span><text:span text:style-name="T11">die() </text:span><text:span text:style-name="T13">e </text:span><text:span text:style-name="T11">exit() </text:span><text:span text:style-name="T13">fazem a mesma coisa.</text:span></text:p>
      <text:p text:style-name="P9"/>
      <text:p text:style-name="P3"><text:bookmark text:name="21131"/><text:span text:style-name="T1">a) Verdadeiro</text:span></text:p>
      <text:p text:style-name="P3"/>
      <text:p text:style-name="P6"><text:span text:style-name="T9">b)</text:span><text:span text:style-name="T1"> Fals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6:16:25.474502176</meta:creation-date>
    <dc:date>2015-05-21T16:40:21.358983844</dc:date>
    <meta:editing-duration>PT7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7" meta:word-count="180" meta:character-count="1199" meta:non-whitespace-character-count="1056"/>
  </office:meta>
</office:document-meta>
</file>